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285in" svg:height="2.9071in" svg:x="4.5961in" svg:y="0.1988in">
            <draw:object draw:notify-on-update-of-ranges="Sheet1.A3:Sheet1.A3 Sheet1.A17:Sheet1.A17 Sheet1.A31:Sheet1.A31 Sheet1.A45:Sheet1.A45 Sheet1.A59:Sheet1.A59 Sheet1.A73:Sheet1.A73 Sheet1.B3:Sheet1.B3 Sheet1.B17:Sheet1.B17 Sheet1.B31:Sheet1.B31 Sheet1.B45:Sheet1.B45 Sheet1.B59:Sheet1.B59 Sheet1.B73:Sheet1.B73 Sheet1.C3:Sheet1.C3 Sheet1.C17:Sheet1.C17 Sheet1.C31:Sheet1.C31 Sheet1.C45:Sheet1.C45 Sheet1.C59:Sheet1.C59 Sheet1.C73:Sheet1.C7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285in" svg:height="2.698in" svg:x="4.6071in" svg:y="3.6079in">
            <draw:object draw:notify-on-update-of-ranges="Sheet1.A6:Sheet1.A6 Sheet1.A20:Sheet1.A20 Sheet1.A34:Sheet1.A34 Sheet1.A48:Sheet1.A48 Sheet1.A62:Sheet1.A62 Sheet1.A76:Sheet1.A76 Sheet1.B6:Sheet1.B6 Sheet1.B20:Sheet1.B20 Sheet1.B34:Sheet1.B34 Sheet1.B48:Sheet1.B48 Sheet1.B62:Sheet1.B62 Sheet1.B76:Sheet1.B76 Sheet1.C6:Sheet1.C6 Sheet1.C20:Sheet1.C20 Sheet1.C34:Sheet1.C34 Sheet1.C48:Sheet1.C48 Sheet1.C62:Sheet1.C62 Sheet1.C76:Sheet1.C7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2858in" svg:height="2.5622in" svg:x="10.3437in" svg:y="3.6598in">
            <draw:object draw:notify-on-update-of-ranges="Sheet1.A7:Sheet1.A7 Sheet1.A21:Sheet1.A21 Sheet1.A35:Sheet1.A35 Sheet1.A49:Sheet1.A49 Sheet1.A63:Sheet1.A63 Sheet1.A77:Sheet1.A77 Sheet1.B7:Sheet1.B7 Sheet1.B21:Sheet1.B21 Sheet1.B35:Sheet1.B35 Sheet1.B49:Sheet1.B49 Sheet1.B63:Sheet1.B63 Sheet1.B77:Sheet1.B77 Sheet1.C7:Sheet1.C7 Sheet1.C21:Sheet1.C21 Sheet1.C35:Sheet1.C35 Sheet1.C49:Sheet1.C49 Sheet1.C63:Sheet1.C63 Sheet1.C77:Sheet1.C7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.898in" svg:height="2.4469in" svg:x="16.1134in" svg:y="3.7126in">
            <draw:object draw:notify-on-update-of-ranges="Sheet1.A8:Sheet1.A8 Sheet1.A22:Sheet1.A22 Sheet1.A36:Sheet1.A36 Sheet1.A50:Sheet1.A50 Sheet1.A64:Sheet1.A64 Sheet1.A78:Sheet1.A78 Sheet1.B8:Sheet1.B8 Sheet1.B22:Sheet1.B22 Sheet1.B36:Sheet1.B36 Sheet1.B50:Sheet1.B50 Sheet1.B64:Sheet1.B64 Sheet1.B78:Sheet1.B78 Sheet1.C8:Sheet1.C8 Sheet1.C22:Sheet1.C22 Sheet1.C36:Sheet1.C36 Sheet1.C50:Sheet1.C50 Sheet1.C64:Sheet1.C64 Sheet1.C78:Sheet1.C7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.1988in" svg:height="2.698in" svg:x="4.6394in" svg:y="7.0902in">
            <draw:object draw:notify-on-update-of-ranges="Sheet1.A11:Sheet1.A11 Sheet1.A25:Sheet1.A25 Sheet1.A39:Sheet1.A39 Sheet1.A53:Sheet1.A53 Sheet1.A67:Sheet1.A67 Sheet1.A81:Sheet1.A81 Sheet1.B11:Sheet1.B11 Sheet1.B25:Sheet1.B25 Sheet1.B39:Sheet1.B39 Sheet1.B53:Sheet1.B53 Sheet1.B67:Sheet1.B67 Sheet1.B81:Sheet1.B81 Sheet1.C11:Sheet1.C11 Sheet1.C25:Sheet1.C25 Sheet1.C39:Sheet1.C39 Sheet1.C53:Sheet1.C53 Sheet1.C67:Sheet1.C67 Sheet1.C81:Sheet1.C8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5.4898in" svg:height="2.8862in" svg:x="10.4516in" svg:y="6.9961in">
            <draw:object draw:notify-on-update-of-ranges="Sheet1.A12:Sheet1.A12 Sheet1.A26:Sheet1.A26 Sheet1.A40:Sheet1.A40 Sheet1.A54:Sheet1.A54 Sheet1.A68:Sheet1.A68 Sheet1.A82:Sheet1.A82 Sheet1.B12:Sheet1.B12 Sheet1.B26:Sheet1.B26 Sheet1.B40:Sheet1.B40 Sheet1.B54:Sheet1.B54 Sheet1.B68:Sheet1.B68 Sheet1.B82:Sheet1.B82 Sheet1.C12:Sheet1.C12 Sheet1.C26:Sheet1.C26 Sheet1.C40:Sheet1.C40 Sheet1.C54:Sheet1.C54 Sheet1.C68:Sheet1.C68 Sheet1.C82:Sheet1.C8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.0807in" svg:height="2.8862in" svg:x="16.189in" svg:y="7.0063in">
            <draw:object draw:notify-on-update-of-ranges="Sheet1.A13:Sheet1.A13 Sheet1.A27:Sheet1.A27 Sheet1.A41:Sheet1.A41 Sheet1.A55:Sheet1.A55 Sheet1.A69:Sheet1.A69 Sheet1.A83:Sheet1.A83 Sheet1.B13:Sheet1.B13 Sheet1.B27:Sheet1.B27 Sheet1.B41:Sheet1.B41 Sheet1.B55:Sheet1.B55 Sheet1.B69:Sheet1.B69 Sheet1.B83:Sheet1.B83 Sheet1.C13:Sheet1.C13 Sheet1.C27:Sheet1.C27 Sheet1.C41:Sheet1.C41 Sheet1.C55:Sheet1.C55 Sheet1.C69:Sheet1.C69 Sheet1.C83:Sheet1.C8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y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ceptible table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ected tabl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overed tabl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y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ceptible table</text:p>
          </table:table-cell>
          <table:table-cell table:number-columns-repeated="2"/>
        </table:table-row>
        <table:table-row table:style-name="ro1">
          <table:table-cell office:value-type="float" office:value="2.9122" calcext:value-type="float">
            <text:p>2.9122</text:p>
          </table:table-cell>
          <table:table-cell office:value-type="float" office:value="0.232801" calcext:value-type="float">
            <text:p>0.232801</text:p>
          </table:table-cell>
          <table:table-cell office:value-type="float" office:value="1.97887" calcext:value-type="float">
            <text:p>1.978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ected table</text:p>
          </table:table-cell>
          <table:table-cell table:number-columns-repeated="2"/>
        </table:table-row>
        <table:table-row table:style-name="ro1">
          <table:table-cell office:value-type="float" office:value="0.582708" calcext:value-type="float">
            <text:p>0.582708</text:p>
          </table:table-cell>
          <table:table-cell office:value-type="float" office:value="1.54175" calcext:value-type="float">
            <text:p>1.54175</text:p>
          </table:table-cell>
          <table:table-cell office:value-type="float" office:value="0.731453" calcext:value-type="float">
            <text:p>0.731453</text:p>
          </table:table-cell>
        </table:table-row>
        <table:table-row table:style-name="ro1">
          <table:table-cell office:value-type="float" office:value="0.221602" calcext:value-type="float">
            <text:p>0.221602</text:p>
          </table:table-cell>
          <table:table-cell office:value-type="float" office:value="0.113875" calcext:value-type="float">
            <text:p>0.113875</text:p>
          </table:table-cell>
          <table:table-cell office:value-type="float" office:value="0.177423" calcext:value-type="float">
            <text:p>0.177423</text:p>
          </table:table-cell>
        </table:table-row>
        <table:table-row table:style-name="ro1">
          <table:table-cell office:value-type="float" office:value="0.608383" calcext:value-type="float">
            <text:p>0.608383</text:p>
          </table:table-cell>
          <table:table-cell office:value-type="float" office:value="1.05559" calcext:value-type="float">
            <text:p>1.05559</text:p>
          </table:table-cell>
          <table:table-cell office:value-type="float" office:value="0.490258" calcext:value-type="float">
            <text:p>0.4902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overed table</text:p>
          </table:table-cell>
          <table:table-cell table:number-columns-repeated="2"/>
        </table:table-row>
        <table:table-row table:style-name="ro1">
          <table:table-cell office:value-type="float" office:value="0.554874" calcext:value-type="float">
            <text:p>0.554874</text:p>
          </table:table-cell>
          <table:table-cell office:value-type="float" office:value="1.49414" calcext:value-type="float">
            <text:p>1.49414</text:p>
          </table:table-cell>
          <table:table-cell office:value-type="float" office:value="0.696514" calcext:value-type="float">
            <text:p>0.696514</text:p>
          </table:table-cell>
        </table:table-row>
        <table:table-row table:style-name="ro1">
          <table:table-cell office:value-type="float" office:value="0.185863" calcext:value-type="float">
            <text:p>0.185863</text:p>
          </table:table-cell>
          <table:table-cell office:value-type="float" office:value="0.104959" calcext:value-type="float">
            <text:p>0.104959</text:p>
          </table:table-cell>
          <table:table-cell office:value-type="float" office:value="0.171944" calcext:value-type="float">
            <text:p>0.171944</text:p>
          </table:table-cell>
        </table:table-row>
        <table:table-row table:style-name="ro1">
          <table:table-cell office:value-type="float" office:value="0.579323" calcext:value-type="float">
            <text:p>0.579323</text:p>
          </table:table-cell>
          <table:table-cell office:value-type="float" office:value="0.972942" calcext:value-type="float">
            <text:p>0.972942</text:p>
          </table:table-cell>
          <table:table-cell office:value-type="float" office:value="0.475116" calcext:value-type="float">
            <text:p>0.4751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y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ceptible table</text:p>
          </table:table-cell>
          <table:table-cell table:number-columns-repeated="2"/>
        </table:table-row>
        <table:table-row table:style-name="ro1">
          <table:table-cell office:value-type="float" office:value="3.91004" calcext:value-type="float">
            <text:p>3.91004</text:p>
          </table:table-cell>
          <table:table-cell office:value-type="float" office:value="0.247443" calcext:value-type="float">
            <text:p>0.247443</text:p>
          </table:table-cell>
          <table:table-cell office:value-type="float" office:value="1.97887" calcext:value-type="float">
            <text:p>1.978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ected table</text:p>
          </table:table-cell>
          <table:table-cell table:number-columns-repeated="2"/>
        </table:table-row>
        <table:table-row table:style-name="ro1">
          <table:table-cell office:value-type="float" office:value="0.409687" calcext:value-type="float">
            <text:p>0.409687</text:p>
          </table:table-cell>
          <table:table-cell office:value-type="float" office:value="2.72803" calcext:value-type="float">
            <text:p>2.72803</text:p>
          </table:table-cell>
          <table:table-cell office:value-type="float" office:value="0.512736" calcext:value-type="float">
            <text:p>0.512736</text:p>
          </table:table-cell>
        </table:table-row>
        <table:table-row table:style-name="ro1">
          <table:table-cell office:value-type="float" office:value="0.138178" calcext:value-type="float">
            <text:p>0.138178</text:p>
          </table:table-cell>
          <table:table-cell office:value-type="float" office:value="0.0382591" calcext:value-type="float">
            <text:p>0.0382591</text:p>
          </table:table-cell>
          <table:table-cell office:value-type="float" office:value="0.110305" calcext:value-type="float">
            <text:p>0.110305</text:p>
          </table:table-cell>
        </table:table-row>
        <table:table-row table:style-name="ro1">
          <table:table-cell office:value-type="float" office:value="0.467058" calcext:value-type="float">
            <text:p>0.467058</text:p>
          </table:table-cell>
          <table:table-cell office:value-type="float" office:value="1.30778" calcext:value-type="float">
            <text:p>1.30778</text:p>
          </table:table-cell>
          <table:table-cell office:value-type="float" office:value="0.25282" calcext:value-type="float">
            <text:p>0.252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overed table</text:p>
          </table:table-cell>
          <table:table-cell table:number-columns-repeated="2"/>
        </table:table-row>
        <table:table-row table:style-name="ro1">
          <table:table-cell office:value-type="float" office:value="0.390609" calcext:value-type="float">
            <text:p>0.390609</text:p>
          </table:table-cell>
          <table:table-cell office:value-type="float" office:value="2.71594" calcext:value-type="float">
            <text:p>2.71594</text:p>
          </table:table-cell>
          <table:table-cell office:value-type="float" office:value="0.488861" calcext:value-type="float">
            <text:p>0.488861</text:p>
          </table:table-cell>
        </table:table-row>
        <table:table-row table:style-name="ro1">
          <table:table-cell office:value-type="float" office:value="0.119196" calcext:value-type="float">
            <text:p>0.119196</text:p>
          </table:table-cell>
          <table:table-cell office:value-type="float" office:value="0.0403325" calcext:value-type="float">
            <text:p>0.0403325</text:p>
          </table:table-cell>
          <table:table-cell office:value-type="float" office:value="0.10705" calcext:value-type="float">
            <text:p>0.10705</text:p>
          </table:table-cell>
        </table:table-row>
        <table:table-row table:style-name="ro1">
          <table:table-cell office:value-type="float" office:value="0.455041" calcext:value-type="float">
            <text:p>0.455041</text:p>
          </table:table-cell>
          <table:table-cell office:value-type="float" office:value="1.25238" calcext:value-type="float">
            <text:p>1.25238</text:p>
          </table:table-cell>
          <table:table-cell office:value-type="float" office:value="0.245432" calcext:value-type="float">
            <text:p>0.2454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y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ceptible table</text:p>
          </table:table-cell>
          <table:table-cell table:number-columns-repeated="2"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280985" calcext:value-type="float">
            <text:p>0.280985</text:p>
          </table:table-cell>
          <table:table-cell office:value-type="float" office:value="2.97885" calcext:value-type="float">
            <text:p>2.978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ected table</text:p>
          </table:table-cell>
          <table:table-cell table:number-columns-repeated="2"/>
        </table:table-row>
        <table:table-row table:style-name="ro1">
          <table:table-cell office:value-type="float" office:value="0.251215" calcext:value-type="float">
            <text:p>0.251215</text:p>
          </table:table-cell>
          <table:table-cell office:value-type="float" office:value="4.14531" calcext:value-type="float">
            <text:p>4.14531</text:p>
          </table:table-cell>
          <table:table-cell office:value-type="float" office:value="0.330889" calcext:value-type="float">
            <text:p>0.330889</text:p>
          </table:table-cell>
        </table:table-row>
        <table:table-row table:style-name="ro1">
          <table:table-cell office:value-type="float" office:value="0.130618" calcext:value-type="float">
            <text:p>0.130618</text:p>
          </table:table-cell>
          <table:table-cell office:value-type="float" office:value="0.0176852" calcext:value-type="float">
            <text:p>0.0176852</text:p>
          </table:table-cell>
          <table:table-cell office:value-type="float" office:value="0.0935713" calcext:value-type="float">
            <text:p>0.0935713</text:p>
          </table:table-cell>
        </table:table-row>
        <table:table-row table:style-name="ro1">
          <table:table-cell office:value-type="float" office:value="0.523708" calcext:value-type="float">
            <text:p>0.523708</text:p>
          </table:table-cell>
          <table:table-cell office:value-type="float" office:value="2.18208" calcext:value-type="float">
            <text:p>2.18208</text:p>
          </table:table-cell>
          <table:table-cell office:value-type="float" office:value="0.137662" calcext:value-type="float">
            <text:p>0.1376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overed table</text:p>
          </table:table-cell>
          <table:table-cell table:number-columns-repeated="2"/>
        </table:table-row>
        <table:table-row table:style-name="ro1">
          <table:table-cell office:value-type="float" office:value="0.239561" calcext:value-type="float">
            <text:p>0.239561</text:p>
          </table:table-cell>
          <table:table-cell office:value-type="float" office:value="4.14845" calcext:value-type="float">
            <text:p>4.14845</text:p>
          </table:table-cell>
          <table:table-cell office:value-type="float" office:value="0.315516" calcext:value-type="float">
            <text:p>0.315516</text:p>
          </table:table-cell>
        </table:table-row>
        <table:table-row table:style-name="ro1">
          <table:table-cell office:value-type="float" office:value="0.11167" calcext:value-type="float">
            <text:p>0.11167</text:p>
          </table:table-cell>
          <table:table-cell office:value-type="float" office:value="0.0182483" calcext:value-type="float">
            <text:p>0.0182483</text:p>
          </table:table-cell>
          <table:table-cell office:value-type="float" office:value="0.0907761" calcext:value-type="float">
            <text:p>0.0907761</text:p>
          </table:table-cell>
        </table:table-row>
        <table:table-row table:style-name="ro1">
          <table:table-cell office:value-type="float" office:value="0.506777" calcext:value-type="float">
            <text:p>0.506777</text:p>
          </table:table-cell>
          <table:table-cell office:value-type="float" office:value="2.07172" calcext:value-type="float">
            <text:p>2.07172</text:p>
          </table:table-cell>
          <table:table-cell office:value-type="float" office:value="0.133628" calcext:value-type="float">
            <text:p>0.1336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y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ceptible table</text:p>
          </table:table-cell>
          <table:table-cell table:number-columns-repeated="2"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0.300133" calcext:value-type="float">
            <text:p>0.300133</text:p>
          </table:table-cell>
          <table:table-cell office:value-type="float" office:value="2.9788" calcext:value-type="float">
            <text:p>2.97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ected table</text:p>
          </table:table-cell>
          <table:table-cell table:number-columns-repeated="2"/>
        </table:table-row>
        <table:table-row table:style-name="ro1">
          <table:table-cell office:value-type="float" office:value="0.134079" calcext:value-type="float">
            <text:p>0.134079</text:p>
          </table:table-cell>
          <table:table-cell office:value-type="float" office:value="5.40764" calcext:value-type="float">
            <text:p>5.40764</text:p>
          </table:table-cell>
          <table:table-cell office:value-type="float" office:value="0.206969" calcext:value-type="float">
            <text:p>0.206969</text:p>
          </table:table-cell>
        </table:table-row>
        <table:table-row table:style-name="ro1">
          <table:table-cell office:value-type="float" office:value="0.140016" calcext:value-type="float">
            <text:p>0.140016</text:p>
          </table:table-cell>
          <table:table-cell office:value-type="float" office:value="0.00899347" calcext:value-type="float">
            <text:p>0.00899347</text:p>
          </table:table-cell>
          <table:table-cell office:value-type="float" office:value="0.0870793" calcext:value-type="float">
            <text:p>0.0870793</text:p>
          </table:table-cell>
        </table:table-row>
        <table:table-row table:style-name="ro1">
          <table:table-cell office:value-type="float" office:value="0.397303" calcext:value-type="float">
            <text:p>0.397303</text:p>
          </table:table-cell>
          <table:table-cell office:value-type="float" office:value="2.61155" calcext:value-type="float">
            <text:p>2.61155</text:p>
          </table:table-cell>
          <table:table-cell office:value-type="float" office:value="0.0676484" calcext:value-type="float">
            <text:p>0.06764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overed table</text:p>
          </table:table-cell>
          <table:table-cell table:number-columns-repeated="2"/>
        </table:table-row>
        <table:table-row table:style-name="ro1">
          <table:table-cell office:value-type="float" office:value="0.127886" calcext:value-type="float">
            <text:p>0.127886</text:p>
          </table:table-cell>
          <table:table-cell office:value-type="float" office:value="5.44097" calcext:value-type="float">
            <text:p>5.44097</text:p>
          </table:table-cell>
          <table:table-cell office:value-type="float" office:value="0.197362" calcext:value-type="float">
            <text:p>0.197362</text:p>
          </table:table-cell>
        </table:table-row>
        <table:table-row table:style-name="ro1">
          <table:table-cell office:value-type="float" office:value="0.119419" calcext:value-type="float">
            <text:p>0.119419</text:p>
          </table:table-cell>
          <table:table-cell office:value-type="float" office:value="0.00917062" calcext:value-type="float">
            <text:p>0.00917062</text:p>
          </table:table-cell>
          <table:table-cell office:value-type="float" office:value="0.0844702" calcext:value-type="float">
            <text:p>0.0844702</text:p>
          </table:table-cell>
        </table:table-row>
        <table:table-row table:style-name="ro1">
          <table:table-cell office:value-type="float" office:value="0.387329" calcext:value-type="float">
            <text:p>0.387329</text:p>
          </table:table-cell>
          <table:table-cell office:value-type="float" office:value="2.50714" calcext:value-type="float">
            <text:p>2.50714</text:p>
          </table:table-cell>
          <table:table-cell office:value-type="float" office:value="0.0656773" calcext:value-type="float">
            <text:p>0.06567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y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ceptible table</text:p>
          </table:table-cell>
          <table:table-cell table:number-columns-repeated="2"/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0.305346" calcext:value-type="float">
            <text:p>0.305346</text:p>
          </table:table-cell>
          <table:table-cell office:value-type="float" office:value="3.9788" calcext:value-type="float">
            <text:p>3.97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ected table</text:p>
          </table:table-cell>
          <table:table-cell table:number-columns-repeated="2"/>
        </table:table-row>
        <table:table-row table:style-name="ro1">
          <table:table-cell office:value-type="float" office:value="0.0760555" calcext:value-type="float">
            <text:p>0.0760555</text:p>
          </table:table-cell>
          <table:table-cell office:value-type="float" office:value="7.46422" calcext:value-type="float">
            <text:p>7.46422</text:p>
          </table:table-cell>
          <table:table-cell office:value-type="float" office:value="0.128737" calcext:value-type="float">
            <text:p>0.128737</text:p>
          </table:table-cell>
        </table:table-row>
        <table:table-row table:style-name="ro1">
          <table:table-cell office:value-type="float" office:value="0.152827" calcext:value-type="float">
            <text:p>0.152827</text:p>
          </table:table-cell>
          <table:table-cell office:value-type="float" office:value="0.00462633" calcext:value-type="float">
            <text:p>0.00462633</text:p>
          </table:table-cell>
          <table:table-cell office:value-type="float" office:value="0.0816629" calcext:value-type="float">
            <text:p>0.0816629</text:p>
          </table:table-cell>
        </table:table-row>
        <table:table-row table:style-name="ro1">
          <table:table-cell office:value-type="float" office:value="0.358315" calcext:value-type="float">
            <text:p>0.358315</text:p>
          </table:table-cell>
          <table:table-cell office:value-type="float" office:value="3.62065" calcext:value-type="float">
            <text:p>3.62065</text:p>
          </table:table-cell>
          <table:table-cell office:value-type="float" office:value="0.0335894" calcext:value-type="float">
            <text:p>0.03358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overed table</text:p>
          </table:table-cell>
          <table:table-cell table:number-columns-repeated="2"/>
        </table:table-row>
        <table:table-row table:style-name="ro1">
          <table:table-cell office:value-type="float" office:value="0.0725357" calcext:value-type="float">
            <text:p>0.0725357</text:p>
          </table:table-cell>
          <table:table-cell office:value-type="float" office:value="7.49645" calcext:value-type="float">
            <text:p>7.49645</text:p>
          </table:table-cell>
          <table:table-cell office:value-type="float" office:value="0.122762" calcext:value-type="float">
            <text:p>0.122762</text:p>
          </table:table-cell>
        </table:table-row>
        <table:table-row table:style-name="ro1">
          <table:table-cell office:value-type="float" office:value="0.130301" calcext:value-type="float">
            <text:p>0.130301</text:p>
          </table:table-cell>
          <table:table-cell office:value-type="float" office:value="0.004707" calcext:value-type="float">
            <text:p>0.004707</text:p>
          </table:table-cell>
          <table:table-cell office:value-type="float" office:value="0.0792155" calcext:value-type="float">
            <text:p>0.0792155</text:p>
          </table:table-cell>
        </table:table-row>
        <table:table-row table:style-name="ro1">
          <table:table-cell office:value-type="float" office:value="0.348081" calcext:value-type="float">
            <text:p>0.348081</text:p>
          </table:table-cell>
          <table:table-cell office:value-type="float" office:value="3.45826" calcext:value-type="float">
            <text:p>3.45826</text:p>
          </table:table-cell>
          <table:table-cell office:value-type="float" office:value="0.0326101" calcext:value-type="float">
            <text:p>0.0326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02:27:07.098863741</meta:creation-date>
    <dc:date>2016-11-28T02:28:02.247197352</dc:date>
    <meta:editing-duration>P0D</meta:editing-duration>
    <meta:editing-cycles>1</meta:editing-cycles>
    <meta:document-statistic meta:table-count="1" meta:cell-count="150" meta:object-count="7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5cm" svg:height="7.385cm" xlink:href=".." xlink:type="simple" chart:class="chart:bar" chart:style-name="ch1">
        <chart:title svg:x="4.935cm" svg:y="0.283cm" chart:style-name="ch2">
          <text:p>Susceptible table</text:p>
        </chart:title>
        <chart:plot-area chart:style-name="ch3" table:cell-range-address="Sheet1.A3:Sheet1.C3 Sheet1.A17:Sheet1.C17 Sheet1.A31:Sheet1.C31 Sheet1.A45:Sheet1.C45 Sheet1.A59:Sheet1.C59 Sheet1.A73:Sheet1.C73" svg:x="1.279cm" svg:y="1.235cm" svg:width="11.878cm" svg:height="5.022cm">
          <chartooo:coordinate-region svg:x="1.9cm" svg:y="1.434cm" svg:width="11.257cm" svg:height="4.624cm"/>
          <chart:axis chart:dimension="x" chart:name="primary-x" chart:style-name="ch4">
            <chart:title svg:x="6.79cm" svg:y="6.404cm" chart:style-name="ch5">
              <text:p>Days</text:p>
            </chart:title>
          </chart:axis>
          <chart:axis chart:dimension="y" chart:name="primary-y" chart:style-name="ch6">
            <chart:title svg:x="0.451cm" svg:y="4.65cm" chart:style-name="ch7">
              <text:p>Susceptible</text:p>
            </chart:title>
            <chart:grid chart:style-name="ch8" chart:class="major"/>
          </chart:axis>
          <chart:series chart:style-name="ch9" chart:values-cell-range-address="Sheet1.A3:Sheet1.A3 Sheet1.A17:Sheet1.A17 Sheet1.A31:Sheet1.A31 Sheet1.A45:Sheet1.A45 Sheet1.A59:Sheet1.A59 Sheet1.A73:Sheet1.A73" chart:class="chart:bar">
            <chart:data-point chart:repeated="6"/>
          </chart:series>
          <chart:series chart:style-name="ch10" chart:values-cell-range-address="Sheet1.B3:Sheet1.B3 Sheet1.B17:Sheet1.B17 Sheet1.B31:Sheet1.B31 Sheet1.B45:Sheet1.B45 Sheet1.B59:Sheet1.B59 Sheet1.B73:Sheet1.B73" chart:class="chart:bar">
            <chart:data-point chart:repeated="6"/>
          </chart:series>
          <chart:series chart:style-name="ch11" chart:values-cell-range-address="Sheet1.C3:Sheet1.C3 Sheet1.C17:Sheet1.C17 Sheet1.C31:Sheet1.C31 Sheet1.C45:Sheet1.C45 Sheet1.C59:Sheet1.C59 Sheet1.C73:Sheet1.C73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0">
                <text:p>50</text:p>
                <draw:g>
                  <svg:desc>Sheet1.A3:Sheet1.A3 Sheet1.A17:Sheet1.A17 Sheet1.A31:Sheet1.A31 Sheet1.A45:Sheet1.A45 Sheet1.A59:Sheet1.A59 Sheet1.A73:Sheet1.A73</svg:desc>
                </draw:g>
              </table:table-cell>
              <table:table-cell office:value-type="float" office:value="4">
                <text:p>4</text:p>
                <draw:g>
                  <svg:desc>Sheet1.B3:Sheet1.B3 Sheet1.B17:Sheet1.B17 Sheet1.B31:Sheet1.B31 Sheet1.B45:Sheet1.B45 Sheet1.B59:Sheet1.B59 Sheet1.B73:Sheet1.B73</svg:desc>
                </draw:g>
              </table:table-cell>
              <table:table-cell office:value-type="float" office:value="34">
                <text:p>34</text:p>
                <draw:g>
                  <svg:desc>Sheet1.C3:Sheet1.C3 Sheet1.C17:Sheet1.C17 Sheet1.C31:Sheet1.C31 Sheet1.C45:Sheet1.C45 Sheet1.C59:Sheet1.C59 Sheet1.C73:Sheet1.C73</svg:desc>
                </draw:g>
              </table:table-cell>
            </table:table-row>
            <table:table-row>
              <table:table-cell office:value-type="string"/>
              <table:table-cell office:value-type="float" office:value="2.9122">
                <text:p>2.9122</text:p>
              </table:table-cell>
              <table:table-cell office:value-type="float" office:value="0.232801">
                <text:p>0.232801</text:p>
              </table:table-cell>
              <table:table-cell office:value-type="float" office:value="1.97887">
                <text:p>1.97887</text:p>
              </table:table-cell>
            </table:table-row>
            <table:table-row>
              <table:table-cell office:value-type="string"/>
              <table:table-cell office:value-type="float" office:value="3.91004">
                <text:p>3.91004</text:p>
              </table:table-cell>
              <table:table-cell office:value-type="float" office:value="0.247443">
                <text:p>0.247443</text:p>
              </table:table-cell>
              <table:table-cell office:value-type="float" office:value="1.97887">
                <text:p>1.97887</text:p>
              </table:table-cell>
            </table:table-row>
            <table:table-row>
              <table:table-cell office:value-type="string"/>
              <table:table-cell office:value-type="float" office:value="4.91">
                <text:p>4.91</text:p>
              </table:table-cell>
              <table:table-cell office:value-type="float" office:value="0.280985">
                <text:p>0.280985</text:p>
              </table:table-cell>
              <table:table-cell office:value-type="float" office:value="2.97885">
                <text:p>2.97885</text:p>
              </table:table-cell>
            </table:table-row>
            <table:table-row>
              <table:table-cell office:value-type="string"/>
              <table:table-cell office:value-type="float" office:value="5.91">
                <text:p>5.91</text:p>
              </table:table-cell>
              <table:table-cell office:value-type="float" office:value="0.300133">
                <text:p>0.300133</text:p>
              </table:table-cell>
              <table:table-cell office:value-type="float" office:value="2.9788">
                <text:p>2.9788</text:p>
              </table:table-cell>
            </table:table-row>
            <table:table-row>
              <table:table-cell office:value-type="string"/>
              <table:table-cell office:value-type="float" office:value="7.91">
                <text:p>7.91</text:p>
              </table:table-cell>
              <table:table-cell office:value-type="float" office:value="0.305346">
                <text:p>0.305346</text:p>
              </table:table-cell>
              <table:table-cell office:value-type="float" office:value="3.9788">
                <text:p>3.9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25cm" svg:height="6.854cm" xlink:href=".." xlink:type="simple" chart:class="chart:bar" chart:style-name="ch1">
        <chart:title svg:x="5.266cm" svg:y="0.273cm" chart:style-name="ch2">
          <text:p>Infected Table</text:p>
        </chart:title>
        <chart:subtitle svg:x="6.046cm" svg:y="1.215cm" chart:style-name="ch3">
          <text:p>Virus 1</text:p>
        </chart:subtitle>
        <chart:plot-area chart:style-name="ch4" table:cell-range-address="Sheet1.A6:Sheet1.C6 Sheet1.A20:Sheet1.C20 Sheet1.A34:Sheet1.C34 Sheet1.A48:Sheet1.C48 Sheet1.A62:Sheet1.C62 Sheet1.A76:Sheet1.C76" svg:x="1.279cm" svg:y="2.061cm" svg:width="11.878cm" svg:height="3.675cm">
          <chartooo:coordinate-region svg:x="1.715cm" svg:y="2.26cm" svg:width="11.442cm" svg:height="3.277cm"/>
          <chart:axis chart:dimension="x" chart:name="primary-x" chart:style-name="ch5">
            <chart:title svg:x="6.79cm" svg:y="5.873cm" chart:style-name="ch6">
              <text:p>Days</text:p>
            </chart:title>
          </chart:axis>
          <chart:axis chart:dimension="y" chart:name="primary-y" chart:style-name="ch7">
            <chart:title svg:x="0.451cm" svg:y="4.524cm" chart:style-name="ch8">
              <text:p>Infected</text:p>
            </chart:title>
            <chart:grid chart:style-name="ch9" chart:class="major"/>
          </chart:axis>
          <chart:series chart:style-name="ch10" chart:values-cell-range-address="Sheet1.A6:Sheet1.A6 Sheet1.A20:Sheet1.A20 Sheet1.A34:Sheet1.A34 Sheet1.A48:Sheet1.A48 Sheet1.A62:Sheet1.A62 Sheet1.A76:Sheet1.A76" chart:class="chart:bar">
            <chart:data-point chart:repeated="6"/>
          </chart:series>
          <chart:series chart:style-name="ch11" chart:values-cell-range-address="Sheet1.B6:Sheet1.B6 Sheet1.B20:Sheet1.B20 Sheet1.B34:Sheet1.B34 Sheet1.B48:Sheet1.B48 Sheet1.B62:Sheet1.B62 Sheet1.B76:Sheet1.B76" chart:class="chart:bar">
            <chart:data-point chart:repeated="6"/>
          </chart:series>
          <chart:series chart:style-name="ch12" chart:values-cell-range-address="Sheet1.C6:Sheet1.C6 Sheet1.C20:Sheet1.C20 Sheet1.C34:Sheet1.C34 Sheet1.C48:Sheet1.C48 Sheet1.C62:Sheet1.C62 Sheet1.C76:Sheet1.C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A6:Sheet1.A6 Sheet1.A20:Sheet1.A20 Sheet1.A34:Sheet1.A34 Sheet1.A48:Sheet1.A48 Sheet1.A62:Sheet1.A62 Sheet1.A76:Sheet1.A76</svg:desc>
                </draw:g>
              </table:table-cell>
              <table:table-cell office:value-type="float" office:value="1">
                <text:p>1</text:p>
                <draw:g>
                  <svg:desc>Sheet1.B6:Sheet1.B6 Sheet1.B20:Sheet1.B20 Sheet1.B34:Sheet1.B34 Sheet1.B48:Sheet1.B48 Sheet1.B62:Sheet1.B62 Sheet1.B76:Sheet1.B76</svg:desc>
                </draw:g>
              </table:table-cell>
              <table:table-cell office:value-type="float" office:value="1">
                <text:p>1</text:p>
                <draw:g>
                  <svg:desc>Sheet1.C6:Sheet1.C6 Sheet1.C20:Sheet1.C20 Sheet1.C34:Sheet1.C34 Sheet1.C48:Sheet1.C48 Sheet1.C62:Sheet1.C62 Sheet1.C76:Sheet1.C76</svg:desc>
                </draw:g>
              </table:table-cell>
            </table:table-row>
            <table:table-row>
              <table:table-cell office:value-type="string"/>
              <table:table-cell office:value-type="float" office:value="0.582708">
                <text:p>0.582708</text:p>
              </table:table-cell>
              <table:table-cell office:value-type="float" office:value="1.54175">
                <text:p>1.54175</text:p>
              </table:table-cell>
              <table:table-cell office:value-type="float" office:value="0.731453">
                <text:p>0.731453</text:p>
              </table:table-cell>
            </table:table-row>
            <table:table-row>
              <table:table-cell office:value-type="string"/>
              <table:table-cell office:value-type="float" office:value="0.409687">
                <text:p>0.409687</text:p>
              </table:table-cell>
              <table:table-cell office:value-type="float" office:value="2.72803">
                <text:p>2.72803</text:p>
              </table:table-cell>
              <table:table-cell office:value-type="float" office:value="0.512736">
                <text:p>0.512736</text:p>
              </table:table-cell>
            </table:table-row>
            <table:table-row>
              <table:table-cell office:value-type="string"/>
              <table:table-cell office:value-type="float" office:value="0.251215">
                <text:p>0.251215</text:p>
              </table:table-cell>
              <table:table-cell office:value-type="float" office:value="4.14531">
                <text:p>4.14531</text:p>
              </table:table-cell>
              <table:table-cell office:value-type="float" office:value="0.330889">
                <text:p>0.330889</text:p>
              </table:table-cell>
            </table:table-row>
            <table:table-row>
              <table:table-cell office:value-type="string"/>
              <table:table-cell office:value-type="float" office:value="0.134079">
                <text:p>0.134079</text:p>
              </table:table-cell>
              <table:table-cell office:value-type="float" office:value="5.40764">
                <text:p>5.40764</text:p>
              </table:table-cell>
              <table:table-cell office:value-type="float" office:value="0.206969">
                <text:p>0.206969</text:p>
              </table:table-cell>
            </table:table-row>
            <table:table-row>
              <table:table-cell office:value-type="string"/>
              <table:table-cell office:value-type="float" office:value="0.0760555">
                <text:p>0.0760555</text:p>
              </table:table-cell>
              <table:table-cell office:value-type="float" office:value="7.46422">
                <text:p>7.46422</text:p>
              </table:table-cell>
              <table:table-cell office:value-type="float" office:value="0.128737">
                <text:p>0.1287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27cm" svg:height="6.509cm" xlink:href=".." xlink:type="simple" chart:class="chart:bar" chart:style-name="ch1">
        <chart:title svg:x="5.836cm" svg:y="0.266cm" chart:style-name="ch2">
          <text:p>Infected</text:p>
        </chart:title>
        <chart:subtitle svg:x="6.047cm" svg:y="1.201cm" chart:style-name="ch3">
          <text:p>Virus 2</text:p>
        </chart:subtitle>
        <chart:plot-area chart:style-name="ch4" table:cell-range-address="Sheet1.A7:Sheet1.C7 Sheet1.A21:Sheet1.C21 Sheet1.A35:Sheet1.C35 Sheet1.A49:Sheet1.C49 Sheet1.A63:Sheet1.C63 Sheet1.A77:Sheet1.C77" svg:x="1.279cm" svg:y="2.04cm" svg:width="11.88cm" svg:height="3.358cm">
          <chartooo:coordinate-region svg:x="2.006cm" svg:y="2.239cm" svg:width="11.153cm" svg:height="2.96cm"/>
          <chart:axis chart:dimension="x" chart:name="primary-x" chart:style-name="ch5">
            <chart:title svg:x="6.791cm" svg:y="5.528cm" chart:style-name="ch6">
              <text:p>Days</text:p>
            </chart:title>
          </chart:axis>
          <chart:axis chart:dimension="y" chart:name="primary-y" chart:style-name="ch7">
            <chart:title svg:x="0.451cm" svg:y="4.345cm" chart:style-name="ch8">
              <text:p>Infected</text:p>
            </chart:title>
            <chart:grid chart:style-name="ch9" chart:class="major"/>
          </chart:axis>
          <chart:series chart:style-name="ch10" chart:values-cell-range-address="Sheet1.A7:Sheet1.A7 Sheet1.A21:Sheet1.A21 Sheet1.A35:Sheet1.A35 Sheet1.A49:Sheet1.A49 Sheet1.A63:Sheet1.A63 Sheet1.A77:Sheet1.A77" chart:class="chart:bar">
            <chart:data-point chart:repeated="6"/>
          </chart:series>
          <chart:series chart:style-name="ch11" chart:values-cell-range-address="Sheet1.B7:Sheet1.B7 Sheet1.B21:Sheet1.B21 Sheet1.B35:Sheet1.B35 Sheet1.B49:Sheet1.B49 Sheet1.B63:Sheet1.B63 Sheet1.B77:Sheet1.B77" chart:class="chart:bar">
            <chart:data-point chart:repeated="6"/>
          </chart:series>
          <chart:series chart:style-name="ch12" chart:values-cell-range-address="Sheet1.C7:Sheet1.C7 Sheet1.C21:Sheet1.C21 Sheet1.C35:Sheet1.C35 Sheet1.C49:Sheet1.C49 Sheet1.C63:Sheet1.C63 Sheet1.C77:Sheet1.C7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A7:Sheet1.A7 Sheet1.A21:Sheet1.A21 Sheet1.A35:Sheet1.A35 Sheet1.A49:Sheet1.A49 Sheet1.A63:Sheet1.A63 Sheet1.A77:Sheet1.A77</svg:desc>
                </draw:g>
              </table:table-cell>
              <table:table-cell office:value-type="float" office:value="1">
                <text:p>1</text:p>
                <draw:g>
                  <svg:desc>Sheet1.B7:Sheet1.B7 Sheet1.B21:Sheet1.B21 Sheet1.B35:Sheet1.B35 Sheet1.B49:Sheet1.B49 Sheet1.B63:Sheet1.B63 Sheet1.B77:Sheet1.B77</svg:desc>
                </draw:g>
              </table:table-cell>
              <table:table-cell office:value-type="float" office:value="1">
                <text:p>1</text:p>
                <draw:g>
                  <svg:desc>Sheet1.C7:Sheet1.C7 Sheet1.C21:Sheet1.C21 Sheet1.C35:Sheet1.C35 Sheet1.C49:Sheet1.C49 Sheet1.C63:Sheet1.C63 Sheet1.C77:Sheet1.C77</svg:desc>
                </draw:g>
              </table:table-cell>
            </table:table-row>
            <table:table-row>
              <table:table-cell office:value-type="string"/>
              <table:table-cell office:value-type="float" office:value="0.221602">
                <text:p>0.221602</text:p>
              </table:table-cell>
              <table:table-cell office:value-type="float" office:value="0.113875">
                <text:p>0.113875</text:p>
              </table:table-cell>
              <table:table-cell office:value-type="float" office:value="0.177423">
                <text:p>0.177423</text:p>
              </table:table-cell>
            </table:table-row>
            <table:table-row>
              <table:table-cell office:value-type="string"/>
              <table:table-cell office:value-type="float" office:value="0.138178">
                <text:p>0.138178</text:p>
              </table:table-cell>
              <table:table-cell office:value-type="float" office:value="0.0382591">
                <text:p>0.0382591</text:p>
              </table:table-cell>
              <table:table-cell office:value-type="float" office:value="0.110305">
                <text:p>0.110305</text:p>
              </table:table-cell>
            </table:table-row>
            <table:table-row>
              <table:table-cell office:value-type="string"/>
              <table:table-cell office:value-type="float" office:value="0.130618">
                <text:p>0.130618</text:p>
              </table:table-cell>
              <table:table-cell office:value-type="float" office:value="0.0176852">
                <text:p>0.0176852</text:p>
              </table:table-cell>
              <table:table-cell office:value-type="float" office:value="0.0935713">
                <text:p>0.0935713</text:p>
              </table:table-cell>
            </table:table-row>
            <table:table-row>
              <table:table-cell office:value-type="string"/>
              <table:table-cell office:value-type="float" office:value="0.140016">
                <text:p>0.140016</text:p>
              </table:table-cell>
              <table:table-cell office:value-type="float" office:value="0.00899347">
                <text:p>0.00899347</text:p>
              </table:table-cell>
              <table:table-cell office:value-type="float" office:value="0.0870793">
                <text:p>0.0870793</text:p>
              </table:table-cell>
            </table:table-row>
            <table:table-row>
              <table:table-cell office:value-type="string"/>
              <table:table-cell office:value-type="float" office:value="0.152827">
                <text:p>0.152827</text:p>
              </table:table-cell>
              <table:table-cell office:value-type="float" office:value="0.00462633">
                <text:p>0.00462633</text:p>
              </table:table-cell>
              <table:table-cell office:value-type="float" office:value="0.0816629">
                <text:p>0.08166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42cm" svg:height="6.216cm" xlink:href=".." xlink:type="simple" chart:class="chart:bar" chart:style-name="ch1">
        <chart:title svg:x="5.344cm" svg:y="0.26cm" chart:style-name="ch2">
          <text:p>Infected</text:p>
        </chart:title>
        <chart:subtitle svg:x="5.555cm" svg:y="1.189cm" chart:style-name="ch3">
          <text:p>Virus 3</text:p>
        </chart:subtitle>
        <chart:plot-area chart:style-name="ch4" table:cell-range-address="Sheet1.A8:Sheet1.C8 Sheet1.A22:Sheet1.C22 Sheet1.A36:Sheet1.C36 Sheet1.A50:Sheet1.C50 Sheet1.A64:Sheet1.C64 Sheet1.A78:Sheet1.C78" svg:x="1.259cm" svg:y="2.022cm" svg:width="10.935cm" svg:height="3.089cm">
          <chartooo:coordinate-region svg:x="1.695cm" svg:y="2.221cm" svg:width="10.499cm" svg:height="2.691cm"/>
          <chart:axis chart:dimension="x" chart:name="primary-x" chart:style-name="ch5">
            <chart:title svg:x="6.298cm" svg:y="5.235cm" chart:style-name="ch6">
              <text:p>Days</text:p>
            </chart:title>
          </chart:axis>
          <chart:axis chart:dimension="y" chart:name="primary-y" chart:style-name="ch7">
            <chart:title svg:x="0.451cm" svg:y="4.192cm" chart:style-name="ch8">
              <text:p>Infected</text:p>
            </chart:title>
            <chart:grid chart:style-name="ch9" chart:class="major"/>
          </chart:axis>
          <chart:series chart:style-name="ch10" chart:values-cell-range-address="Sheet1.A8:Sheet1.A8 Sheet1.A22:Sheet1.A22 Sheet1.A36:Sheet1.A36 Sheet1.A50:Sheet1.A50 Sheet1.A64:Sheet1.A64 Sheet1.A78:Sheet1.A78" chart:class="chart:bar">
            <chart:data-point chart:repeated="6"/>
          </chart:series>
          <chart:series chart:style-name="ch11" chart:values-cell-range-address="Sheet1.B8:Sheet1.B8 Sheet1.B22:Sheet1.B22 Sheet1.B36:Sheet1.B36 Sheet1.B50:Sheet1.B50 Sheet1.B64:Sheet1.B64 Sheet1.B78:Sheet1.B78" chart:class="chart:bar">
            <chart:data-point chart:repeated="6"/>
          </chart:series>
          <chart:series chart:style-name="ch12" chart:values-cell-range-address="Sheet1.C8:Sheet1.C8 Sheet1.C22:Sheet1.C22 Sheet1.C36:Sheet1.C36 Sheet1.C50:Sheet1.C50 Sheet1.C64:Sheet1.C64 Sheet1.C78:Sheet1.C78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A8:Sheet1.A8 Sheet1.A22:Sheet1.A22 Sheet1.A36:Sheet1.A36 Sheet1.A50:Sheet1.A50 Sheet1.A64:Sheet1.A64 Sheet1.A78:Sheet1.A78</svg:desc>
                </draw:g>
              </table:table-cell>
              <table:table-cell office:value-type="float" office:value="1">
                <text:p>1</text:p>
                <draw:g>
                  <svg:desc>Sheet1.B8:Sheet1.B8 Sheet1.B22:Sheet1.B22 Sheet1.B36:Sheet1.B36 Sheet1.B50:Sheet1.B50 Sheet1.B64:Sheet1.B64 Sheet1.B78:Sheet1.B78</svg:desc>
                </draw:g>
              </table:table-cell>
              <table:table-cell office:value-type="float" office:value="1">
                <text:p>1</text:p>
                <draw:g>
                  <svg:desc>Sheet1.C8:Sheet1.C8 Sheet1.C22:Sheet1.C22 Sheet1.C36:Sheet1.C36 Sheet1.C50:Sheet1.C50 Sheet1.C64:Sheet1.C64 Sheet1.C78:Sheet1.C78</svg:desc>
                </draw:g>
              </table:table-cell>
            </table:table-row>
            <table:table-row>
              <table:table-cell office:value-type="string"/>
              <table:table-cell office:value-type="float" office:value="0.608383">
                <text:p>0.608383</text:p>
              </table:table-cell>
              <table:table-cell office:value-type="float" office:value="1.05559">
                <text:p>1.05559</text:p>
              </table:table-cell>
              <table:table-cell office:value-type="float" office:value="0.490258">
                <text:p>0.490258</text:p>
              </table:table-cell>
            </table:table-row>
            <table:table-row>
              <table:table-cell office:value-type="string"/>
              <table:table-cell office:value-type="float" office:value="0.467058">
                <text:p>0.467058</text:p>
              </table:table-cell>
              <table:table-cell office:value-type="float" office:value="1.30778">
                <text:p>1.30778</text:p>
              </table:table-cell>
              <table:table-cell office:value-type="float" office:value="0.25282">
                <text:p>0.25282</text:p>
              </table:table-cell>
            </table:table-row>
            <table:table-row>
              <table:table-cell office:value-type="string"/>
              <table:table-cell office:value-type="float" office:value="0.523708">
                <text:p>0.523708</text:p>
              </table:table-cell>
              <table:table-cell office:value-type="float" office:value="2.18208">
                <text:p>2.18208</text:p>
              </table:table-cell>
              <table:table-cell office:value-type="float" office:value="0.137662">
                <text:p>0.137662</text:p>
              </table:table-cell>
            </table:table-row>
            <table:table-row>
              <table:table-cell office:value-type="string"/>
              <table:table-cell office:value-type="float" office:value="0.397303">
                <text:p>0.397303</text:p>
              </table:table-cell>
              <table:table-cell office:value-type="float" office:value="2.61155">
                <text:p>2.61155</text:p>
              </table:table-cell>
              <table:table-cell office:value-type="float" office:value="0.0676484">
                <text:p>0.0676484</text:p>
              </table:table-cell>
            </table:table-row>
            <table:table-row>
              <table:table-cell office:value-type="string"/>
              <table:table-cell office:value-type="float" office:value="0.358315">
                <text:p>0.358315</text:p>
              </table:table-cell>
              <table:table-cell office:value-type="float" office:value="3.62065">
                <text:p>3.62065</text:p>
              </table:table-cell>
              <table:table-cell office:value-type="float" office:value="0.0335894">
                <text:p>0.03358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6cm" svg:height="6.854cm" xlink:href=".." xlink:type="simple" chart:class="chart:bar" chart:style-name="ch1">
        <chart:title svg:x="5.448cm" svg:y="0.273cm" chart:style-name="ch2">
          <text:p>Recovered</text:p>
        </chart:title>
        <chart:subtitle svg:x="5.937cm" svg:y="1.215cm" chart:style-name="ch3">
          <text:p>Virus 1</text:p>
        </chart:subtitle>
        <chart:plot-area chart:style-name="ch4" table:cell-range-address="Sheet1.A11:Sheet1.C11 Sheet1.A25:Sheet1.C25 Sheet1.A39:Sheet1.C39 Sheet1.A53:Sheet1.C53 Sheet1.A67:Sheet1.C67 Sheet1.A81:Sheet1.C81" svg:x="1.275cm" svg:y="2.061cm" svg:width="11.667cm" svg:height="3.675cm">
          <chartooo:coordinate-region svg:x="1.711cm" svg:y="2.26cm" svg:width="11.231cm" svg:height="3.277cm"/>
          <chart:axis chart:dimension="x" chart:name="primary-x" chart:style-name="ch5">
            <chart:title svg:x="6.68cm" svg:y="5.873cm" chart:style-name="ch6">
              <text:p>Days</text:p>
            </chart:title>
          </chart:axis>
          <chart:axis chart:dimension="y" chart:name="primary-y" chart:style-name="ch7">
            <chart:title svg:x="0.451cm" svg:y="4.749cm" chart:style-name="ch8">
              <text:p>Recovered</text:p>
            </chart:title>
            <chart:grid chart:style-name="ch9" chart:class="major"/>
          </chart:axis>
          <chart:series chart:style-name="ch10" chart:values-cell-range-address="Sheet1.A11:Sheet1.A11 Sheet1.A25:Sheet1.A25 Sheet1.A39:Sheet1.A39 Sheet1.A53:Sheet1.A53 Sheet1.A67:Sheet1.A67 Sheet1.A81:Sheet1.A81" chart:class="chart:bar">
            <chart:data-point chart:repeated="6"/>
          </chart:series>
          <chart:series chart:style-name="ch11" chart:values-cell-range-address="Sheet1.B11:Sheet1.B11 Sheet1.B25:Sheet1.B25 Sheet1.B39:Sheet1.B39 Sheet1.B53:Sheet1.B53 Sheet1.B67:Sheet1.B67 Sheet1.B81:Sheet1.B81" chart:class="chart:bar">
            <chart:data-point chart:repeated="6"/>
          </chart:series>
          <chart:series chart:style-name="ch12" chart:values-cell-range-address="Sheet1.C11:Sheet1.C11 Sheet1.C25:Sheet1.C25 Sheet1.C39:Sheet1.C39 Sheet1.C53:Sheet1.C53 Sheet1.C67:Sheet1.C67 Sheet1.C81:Sheet1.C8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A11:Sheet1.A11 Sheet1.A25:Sheet1.A25 Sheet1.A39:Sheet1.A39 Sheet1.A53:Sheet1.A53 Sheet1.A67:Sheet1.A67 Sheet1.A81:Sheet1.A81</svg:desc>
                </draw:g>
              </table:table-cell>
              <table:table-cell office:value-type="float" office:value="0">
                <text:p>0</text:p>
                <draw:g>
                  <svg:desc>Sheet1.B11:Sheet1.B11 Sheet1.B25:Sheet1.B25 Sheet1.B39:Sheet1.B39 Sheet1.B53:Sheet1.B53 Sheet1.B67:Sheet1.B67 Sheet1.B81:Sheet1.B81</svg:desc>
                </draw:g>
              </table:table-cell>
              <table:table-cell office:value-type="float" office:value="0">
                <text:p>0</text:p>
                <draw:g>
                  <svg:desc>Sheet1.C11:Sheet1.C11 Sheet1.C25:Sheet1.C25 Sheet1.C39:Sheet1.C39 Sheet1.C53:Sheet1.C53 Sheet1.C67:Sheet1.C67 Sheet1.C81:Sheet1.C81</svg:desc>
                </draw:g>
              </table:table-cell>
            </table:table-row>
            <table:table-row>
              <table:table-cell office:value-type="string"/>
              <table:table-cell office:value-type="float" office:value="0.554874">
                <text:p>0.554874</text:p>
              </table:table-cell>
              <table:table-cell office:value-type="float" office:value="1.49414">
                <text:p>1.49414</text:p>
              </table:table-cell>
              <table:table-cell office:value-type="float" office:value="0.696514">
                <text:p>0.696514</text:p>
              </table:table-cell>
            </table:table-row>
            <table:table-row>
              <table:table-cell office:value-type="string"/>
              <table:table-cell office:value-type="float" office:value="0.390609">
                <text:p>0.390609</text:p>
              </table:table-cell>
              <table:table-cell office:value-type="float" office:value="2.71594">
                <text:p>2.71594</text:p>
              </table:table-cell>
              <table:table-cell office:value-type="float" office:value="0.488861">
                <text:p>0.488861</text:p>
              </table:table-cell>
            </table:table-row>
            <table:table-row>
              <table:table-cell office:value-type="string"/>
              <table:table-cell office:value-type="float" office:value="0.239561">
                <text:p>0.239561</text:p>
              </table:table-cell>
              <table:table-cell office:value-type="float" office:value="4.14845">
                <text:p>4.14845</text:p>
              </table:table-cell>
              <table:table-cell office:value-type="float" office:value="0.315516">
                <text:p>0.315516</text:p>
              </table:table-cell>
            </table:table-row>
            <table:table-row>
              <table:table-cell office:value-type="string"/>
              <table:table-cell office:value-type="float" office:value="0.127886">
                <text:p>0.127886</text:p>
              </table:table-cell>
              <table:table-cell office:value-type="float" office:value="5.44097">
                <text:p>5.44097</text:p>
              </table:table-cell>
              <table:table-cell office:value-type="float" office:value="0.197362">
                <text:p>0.197362</text:p>
              </table:table-cell>
            </table:table-row>
            <table:table-row>
              <table:table-cell office:value-type="string"/>
              <table:table-cell office:value-type="float" office:value="0.0725357">
                <text:p>0.0725357</text:p>
              </table:table-cell>
              <table:table-cell office:value-type="float" office:value="7.49645">
                <text:p>7.49645</text:p>
              </table:table-cell>
              <table:table-cell office:value-type="float" office:value="0.122762">
                <text:p>0.1227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45cm" svg:height="7.332cm" xlink:href=".." xlink:type="simple" chart:class="chart:bar" chart:style-name="ch1">
        <chart:title svg:x="5.817cm" svg:y="0.282cm" chart:style-name="ch2">
          <text:p>Recovered</text:p>
        </chart:title>
        <chart:subtitle svg:x="6.306cm" svg:y="1.233cm" chart:style-name="ch3">
          <text:p>Virus 2</text:p>
        </chart:subtitle>
        <chart:plot-area chart:style-name="ch4" table:cell-range-address="Sheet1.A12:Sheet1.C12 Sheet1.A26:Sheet1.C26 Sheet1.A40:Sheet1.C40 Sheet1.A54:Sheet1.C54 Sheet1.A68:Sheet1.C68 Sheet1.A82:Sheet1.C82" svg:x="1.289cm" svg:y="2.088cm" svg:width="12.378cm" svg:height="4.117cm">
          <chartooo:coordinate-region svg:x="2.201cm" svg:y="2.287cm" svg:width="11.466cm" svg:height="3.719cm"/>
          <chart:axis chart:dimension="x" chart:name="primary-x" chart:style-name="ch5">
            <chart:title svg:x="7.05cm" svg:y="6.351cm" chart:style-name="ch6">
              <text:p>Days</text:p>
            </chart:title>
          </chart:axis>
          <chart:axis chart:dimension="y" chart:name="primary-y" chart:style-name="ch7">
            <chart:title svg:x="0.451cm" svg:y="4.997cm" chart:style-name="ch8">
              <text:p>Recovered</text:p>
            </chart:title>
            <chart:grid chart:style-name="ch9" chart:class="major"/>
          </chart:axis>
          <chart:series chart:style-name="ch10" chart:values-cell-range-address="Sheet1.A12:Sheet1.A12 Sheet1.A26:Sheet1.A26 Sheet1.A40:Sheet1.A40 Sheet1.A54:Sheet1.A54 Sheet1.A68:Sheet1.A68 Sheet1.A82:Sheet1.A82" chart:class="chart:bar">
            <chart:data-point chart:repeated="6"/>
          </chart:series>
          <chart:series chart:style-name="ch11" chart:values-cell-range-address="Sheet1.B12:Sheet1.B12 Sheet1.B26:Sheet1.B26 Sheet1.B40:Sheet1.B40 Sheet1.B54:Sheet1.B54 Sheet1.B68:Sheet1.B68 Sheet1.B82:Sheet1.B82" chart:class="chart:bar">
            <chart:data-point chart:repeated="6"/>
          </chart:series>
          <chart:series chart:style-name="ch12" chart:values-cell-range-address="Sheet1.C12:Sheet1.C12 Sheet1.C26:Sheet1.C26 Sheet1.C40:Sheet1.C40 Sheet1.C54:Sheet1.C54 Sheet1.C68:Sheet1.C68 Sheet1.C82:Sheet1.C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A12:Sheet1.A12 Sheet1.A26:Sheet1.A26 Sheet1.A40:Sheet1.A40 Sheet1.A54:Sheet1.A54 Sheet1.A68:Sheet1.A68 Sheet1.A82:Sheet1.A82</svg:desc>
                </draw:g>
              </table:table-cell>
              <table:table-cell office:value-type="float" office:value="0">
                <text:p>0</text:p>
                <draw:g>
                  <svg:desc>Sheet1.B12:Sheet1.B12 Sheet1.B26:Sheet1.B26 Sheet1.B40:Sheet1.B40 Sheet1.B54:Sheet1.B54 Sheet1.B68:Sheet1.B68 Sheet1.B82:Sheet1.B82</svg:desc>
                </draw:g>
              </table:table-cell>
              <table:table-cell office:value-type="float" office:value="0">
                <text:p>0</text:p>
                <draw:g>
                  <svg:desc>Sheet1.C12:Sheet1.C12 Sheet1.C26:Sheet1.C26 Sheet1.C40:Sheet1.C40 Sheet1.C54:Sheet1.C54 Sheet1.C68:Sheet1.C68 Sheet1.C82:Sheet1.C82</svg:desc>
                </draw:g>
              </table:table-cell>
            </table:table-row>
            <table:table-row>
              <table:table-cell office:value-type="string"/>
              <table:table-cell office:value-type="float" office:value="0.185863">
                <text:p>0.185863</text:p>
              </table:table-cell>
              <table:table-cell office:value-type="float" office:value="0.104959">
                <text:p>0.104959</text:p>
              </table:table-cell>
              <table:table-cell office:value-type="float" office:value="0.171944">
                <text:p>0.171944</text:p>
              </table:table-cell>
            </table:table-row>
            <table:table-row>
              <table:table-cell office:value-type="string"/>
              <table:table-cell office:value-type="float" office:value="0.119196">
                <text:p>0.119196</text:p>
              </table:table-cell>
              <table:table-cell office:value-type="float" office:value="0.0403325">
                <text:p>0.0403325</text:p>
              </table:table-cell>
              <table:table-cell office:value-type="float" office:value="0.10705">
                <text:p>0.10705</text:p>
              </table:table-cell>
            </table:table-row>
            <table:table-row>
              <table:table-cell office:value-type="string"/>
              <table:table-cell office:value-type="float" office:value="0.11167">
                <text:p>0.11167</text:p>
              </table:table-cell>
              <table:table-cell office:value-type="float" office:value="0.0182483">
                <text:p>0.0182483</text:p>
              </table:table-cell>
              <table:table-cell office:value-type="float" office:value="0.0907761">
                <text:p>0.0907761</text:p>
              </table:table-cell>
            </table:table-row>
            <table:table-row>
              <table:table-cell office:value-type="string"/>
              <table:table-cell office:value-type="float" office:value="0.119419">
                <text:p>0.119419</text:p>
              </table:table-cell>
              <table:table-cell office:value-type="float" office:value="0.00917062">
                <text:p>0.00917062</text:p>
              </table:table-cell>
              <table:table-cell office:value-type="float" office:value="0.0844702">
                <text:p>0.0844702</text:p>
              </table:table-cell>
            </table:table-row>
            <table:table-row>
              <table:table-cell office:value-type="string"/>
              <table:table-cell office:value-type="float" office:value="0.130301">
                <text:p>0.130301</text:p>
              </table:table-cell>
              <table:table-cell office:value-type="float" office:value="0.004707">
                <text:p>0.004707</text:p>
              </table:table-cell>
              <table:table-cell office:value-type="float" office:value="0.0792155">
                <text:p>0.07921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06cm" svg:height="7.332cm" xlink:href=".." xlink:type="simple" chart:class="chart:bar" chart:style-name="ch1">
        <chart:title svg:x="5.298cm" svg:y="0.282cm" chart:style-name="ch2">
          <text:p>Recovered</text:p>
        </chart:title>
        <chart:subtitle svg:x="5.787cm" svg:y="1.233cm" chart:style-name="ch3">
          <text:p>Virus 3</text:p>
        </chart:subtitle>
        <chart:plot-area chart:style-name="ch4" table:cell-range-address="Sheet1.A13:Sheet1.C13 Sheet1.A27:Sheet1.C27 Sheet1.A41:Sheet1.C41 Sheet1.A55:Sheet1.C55 Sheet1.A69:Sheet1.C69 Sheet1.A83:Sheet1.C83" svg:x="1.269cm" svg:y="2.088cm" svg:width="11.379cm" svg:height="4.117cm">
          <chartooo:coordinate-region svg:x="1.996cm" svg:y="2.287cm" svg:width="10.652cm" svg:height="3.719cm"/>
          <chart:axis chart:dimension="x" chart:name="primary-x" chart:style-name="ch5">
            <chart:title svg:x="6.53cm" svg:y="6.351cm" chart:style-name="ch6">
              <text:p>Days</text:p>
            </chart:title>
          </chart:axis>
          <chart:axis chart:dimension="y" chart:name="primary-y" chart:style-name="ch7">
            <chart:title svg:x="0.451cm" svg:y="4.997cm" chart:style-name="ch8">
              <text:p>Recovered</text:p>
            </chart:title>
            <chart:grid chart:style-name="ch9" chart:class="major"/>
          </chart:axis>
          <chart:series chart:style-name="ch10" chart:values-cell-range-address="Sheet1.A13:Sheet1.A13 Sheet1.A27:Sheet1.A27 Sheet1.A41:Sheet1.A41 Sheet1.A55:Sheet1.A55 Sheet1.A69:Sheet1.A69 Sheet1.A83:Sheet1.A83" chart:class="chart:bar">
            <chart:data-point chart:repeated="6"/>
          </chart:series>
          <chart:series chart:style-name="ch11" chart:values-cell-range-address="Sheet1.B13:Sheet1.B13 Sheet1.B27:Sheet1.B27 Sheet1.B41:Sheet1.B41 Sheet1.B55:Sheet1.B55 Sheet1.B69:Sheet1.B69 Sheet1.B83:Sheet1.B83" chart:class="chart:bar">
            <chart:data-point chart:repeated="6"/>
          </chart:series>
          <chart:series chart:style-name="ch12" chart:values-cell-range-address="Sheet1.C13:Sheet1.C13 Sheet1.C27:Sheet1.C27 Sheet1.C41:Sheet1.C41 Sheet1.C55:Sheet1.C55 Sheet1.C69:Sheet1.C69 Sheet1.C83:Sheet1.C8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A13:Sheet1.A13 Sheet1.A27:Sheet1.A27 Sheet1.A41:Sheet1.A41 Sheet1.A55:Sheet1.A55 Sheet1.A69:Sheet1.A69 Sheet1.A83:Sheet1.A83</svg:desc>
                </draw:g>
              </table:table-cell>
              <table:table-cell office:value-type="float" office:value="0">
                <text:p>0</text:p>
                <draw:g>
                  <svg:desc>Sheet1.B13:Sheet1.B13 Sheet1.B27:Sheet1.B27 Sheet1.B41:Sheet1.B41 Sheet1.B55:Sheet1.B55 Sheet1.B69:Sheet1.B69 Sheet1.B83:Sheet1.B83</svg:desc>
                </draw:g>
              </table:table-cell>
              <table:table-cell office:value-type="float" office:value="0">
                <text:p>0</text:p>
                <draw:g>
                  <svg:desc>Sheet1.C13:Sheet1.C13 Sheet1.C27:Sheet1.C27 Sheet1.C41:Sheet1.C41 Sheet1.C55:Sheet1.C55 Sheet1.C69:Sheet1.C69 Sheet1.C83:Sheet1.C83</svg:desc>
                </draw:g>
              </table:table-cell>
            </table:table-row>
            <table:table-row>
              <table:table-cell office:value-type="string"/>
              <table:table-cell office:value-type="float" office:value="0.579323">
                <text:p>0.579323</text:p>
              </table:table-cell>
              <table:table-cell office:value-type="float" office:value="0.972942">
                <text:p>0.972942</text:p>
              </table:table-cell>
              <table:table-cell office:value-type="float" office:value="0.475116">
                <text:p>0.475116</text:p>
              </table:table-cell>
            </table:table-row>
            <table:table-row>
              <table:table-cell office:value-type="string"/>
              <table:table-cell office:value-type="float" office:value="0.455041">
                <text:p>0.455041</text:p>
              </table:table-cell>
              <table:table-cell office:value-type="float" office:value="1.25238">
                <text:p>1.25238</text:p>
              </table:table-cell>
              <table:table-cell office:value-type="float" office:value="0.245432">
                <text:p>0.245432</text:p>
              </table:table-cell>
            </table:table-row>
            <table:table-row>
              <table:table-cell office:value-type="string"/>
              <table:table-cell office:value-type="float" office:value="0.506777">
                <text:p>0.506777</text:p>
              </table:table-cell>
              <table:table-cell office:value-type="float" office:value="2.07172">
                <text:p>2.07172</text:p>
              </table:table-cell>
              <table:table-cell office:value-type="float" office:value="0.133628">
                <text:p>0.133628</text:p>
              </table:table-cell>
            </table:table-row>
            <table:table-row>
              <table:table-cell office:value-type="string"/>
              <table:table-cell office:value-type="float" office:value="0.387329">
                <text:p>0.387329</text:p>
              </table:table-cell>
              <table:table-cell office:value-type="float" office:value="2.50714">
                <text:p>2.50714</text:p>
              </table:table-cell>
              <table:table-cell office:value-type="float" office:value="0.0656773">
                <text:p>0.0656773</text:p>
              </table:table-cell>
            </table:table-row>
            <table:table-row>
              <table:table-cell office:value-type="string"/>
              <table:table-cell office:value-type="float" office:value="0.348081">
                <text:p>0.348081</text:p>
              </table:table-cell>
              <table:table-cell office:value-type="float" office:value="3.45826">
                <text:p>3.45826</text:p>
              </table:table-cell>
              <table:table-cell office:value-type="float" office:value="0.0326101">
                <text:p>0.03261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